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row table:style-name="ro1">
          <table:table-cell office:value-type="date" office:date-value="2015-11-17T19:00:00">
            <text:p>11/17/15 07:00 PM</text:p>
          </table:table-cell>
          <table:table-cell office:value-type="float" office:value="2317">
            <text:p>2317</text:p>
          </table:table-cell>
        </table:table-row>
        <table:table-row table:style-name="ro1">
          <table:table-cell office:value-type="date" office:date-value="2015-11-17T20:00:00">
            <text:p>11/17/15 08:00 PM</text:p>
          </table:table-cell>
          <table:table-cell office:value-type="float" office:value="4625">
            <text:p>4625</text:p>
          </table:table-cell>
        </table:table-row>
        <table:table-row table:style-name="ro1">
          <table:table-cell office:value-type="date" office:date-value="2015-11-17T21:00:00">
            <text:p>11/17/15 09:00 PM</text:p>
          </table:table-cell>
          <table:table-cell office:value-type="float" office:value="7072">
            <text:p>7072</text:p>
          </table:table-cell>
        </table:table-row>
        <table:table-row table:style-name="ro1">
          <table:table-cell office:value-type="date" office:date-value="2015-11-17T22:00:00">
            <text:p>11/17/15 10:00 PM</text:p>
          </table:table-cell>
          <table:table-cell office:value-type="float" office:value="9618">
            <text:p>9618</text:p>
          </table:table-cell>
        </table:table-row>
        <table:table-row table:style-name="ro1">
          <table:table-cell office:value-type="date" office:date-value="2015-11-17T23:00:00">
            <text:p>11/17/15 11:00 PM</text:p>
          </table:table-cell>
          <table:table-cell office:value-type="float" office:value="12527">
            <text:p>12527</text:p>
          </table:table-cell>
        </table:table-row>
        <table:table-row table:style-name="ro1">
          <table:table-cell office:value-type="date" office:date-value="2015-11-18">
            <text:p>11/18/15 12:00 AM</text:p>
          </table:table-cell>
          <table:table-cell office:value-type="float" office:value="15992">
            <text:p>15992</text:p>
          </table:table-cell>
        </table:table-row>
        <table:table-row table:style-name="ro1">
          <table:table-cell office:value-type="date" office:date-value="2015-11-18T01:00:00">
            <text:p>11/18/15 01:00 AM</text:p>
          </table:table-cell>
          <table:table-cell office:value-type="float" office:value="19627">
            <text:p>19627</text:p>
          </table:table-cell>
        </table:table-row>
        <table:table-row table:style-name="ro1">
          <table:table-cell office:value-type="date" office:date-value="2015-11-18T02:00:00">
            <text:p>11/18/15 02:00 AM</text:p>
          </table:table-cell>
          <table:table-cell office:value-type="float" office:value="23587">
            <text:p>23587</text:p>
          </table:table-cell>
        </table:table-row>
        <table:table-row table:style-name="ro1">
          <table:table-cell office:value-type="date" office:date-value="2015-11-18T03:00:00">
            <text:p>11/18/15 03:00 AM</text:p>
          </table:table-cell>
          <table:table-cell office:value-type="float" office:value="27879">
            <text:p>27879</text:p>
          </table:table-cell>
        </table:table-row>
        <table:table-row table:style-name="ro1">
          <table:table-cell office:value-type="date" office:date-value="2015-11-18T04:00:00">
            <text:p>11/18/15 04:00 AM</text:p>
          </table:table-cell>
          <table:table-cell office:value-type="float" office:value="31711">
            <text:p>31711</text:p>
          </table:table-cell>
        </table:table-row>
        <table:table-row table:style-name="ro1">
          <table:table-cell office:value-type="date" office:date-value="2015-11-18T05:00:00">
            <text:p>11/18/15 05:00 AM</text:p>
          </table:table-cell>
          <table:table-cell office:value-type="float" office:value="35153">
            <text:p>35153</text:p>
          </table:table-cell>
        </table:table-row>
        <table:table-row table:style-name="ro1">
          <table:table-cell office:value-type="date" office:date-value="2015-11-18T06:00:00">
            <text:p>11/18/15 06:00 AM</text:p>
          </table:table-cell>
          <table:table-cell office:value-type="float" office:value="37992">
            <text:p>37992</text:p>
          </table:table-cell>
        </table:table-row>
        <table:table-row table:style-name="ro1">
          <table:table-cell office:value-type="date" office:date-value="2015-11-18T07:00:00">
            <text:p>11/18/15 07:00 AM</text:p>
          </table:table-cell>
          <table:table-cell office:value-type="float" office:value="40385">
            <text:p>40385</text:p>
          </table:table-cell>
        </table:table-row>
        <table:table-row table:style-name="ro1">
          <table:table-cell office:value-type="date" office:date-value="2015-11-18T08:00:00">
            <text:p>11/18/15 08:00 AM</text:p>
          </table:table-cell>
          <table:table-cell office:value-type="float" office:value="42587">
            <text:p>42587</text:p>
          </table:table-cell>
        </table:table-row>
        <table:table-row table:style-name="ro1">
          <table:table-cell office:value-type="date" office:date-value="2015-11-18T09:00:00">
            <text:p>11/18/15 09:00 AM</text:p>
          </table:table-cell>
          <table:table-cell office:value-type="float" office:value="44874">
            <text:p>44874</text:p>
          </table:table-cell>
        </table:table-row>
        <table:table-row table:style-name="ro1">
          <table:table-cell office:value-type="date" office:date-value="2015-11-18T10:00:00">
            <text:p>11/18/15 10:00 AM</text:p>
          </table:table-cell>
          <table:table-cell office:value-type="float" office:value="47408">
            <text:p>47408</text:p>
          </table:table-cell>
        </table:table-row>
        <table:table-row table:style-name="ro1">
          <table:table-cell office:value-type="date" office:date-value="2015-11-18T11:00:00">
            <text:p>11/18/15 11:00 AM</text:p>
          </table:table-cell>
          <table:table-cell office:value-type="float" office:value="50132">
            <text:p>50132</text:p>
          </table:table-cell>
        </table:table-row>
        <table:table-row table:style-name="ro1">
          <table:table-cell office:value-type="date" office:date-value="2015-11-18T12:00:00">
            <text:p>11/18/15 12:00 PM</text:p>
          </table:table-cell>
          <table:table-cell office:value-type="float" office:value="53056">
            <text:p>53056</text:p>
          </table:table-cell>
        </table:table-row>
        <table:table-row table:style-name="ro1">
          <table:table-cell office:value-type="date" office:date-value="2015-11-18T13:00:00">
            <text:p>11/18/15 01:00 PM</text:p>
          </table:table-cell>
          <table:table-cell office:value-type="float" office:value="56393">
            <text:p>56393</text:p>
          </table:table-cell>
        </table:table-row>
        <table:table-row table:style-name="ro1">
          <table:table-cell office:value-type="date" office:date-value="2015-11-18T14:00:00">
            <text:p>11/18/15 02:00 PM</text:p>
          </table:table-cell>
          <table:table-cell office:value-type="float" office:value="60035">
            <text:p>60035</text:p>
          </table:table-cell>
        </table:table-row>
        <table:table-row table:style-name="ro1">
          <table:table-cell office:value-type="date" office:date-value="2015-11-18T15:00:00">
            <text:p>11/18/15 03:00 PM</text:p>
          </table:table-cell>
          <table:table-cell office:value-type="float" office:value="64190">
            <text:p>64190</text:p>
          </table:table-cell>
        </table:table-row>
        <table:table-row table:style-name="ro1">
          <table:table-cell office:value-type="date" office:date-value="2015-11-18T16:00:00">
            <text:p>11/18/15 04:00 PM</text:p>
          </table:table-cell>
          <table:table-cell office:value-type="float" office:value="68611">
            <text:p>68611</text:p>
          </table:table-cell>
        </table:table-row>
        <table:table-row table:style-name="ro1">
          <table:table-cell office:value-type="date" office:date-value="2015-11-18T17:00:00">
            <text:p>11/18/15 05:00 PM</text:p>
          </table:table-cell>
          <table:table-cell office:value-type="float" office:value="73796">
            <text:p>73796</text:p>
          </table:table-cell>
        </table:table-row>
        <table:table-row table:style-name="ro1">
          <table:table-cell office:value-type="date" office:date-value="2015-11-18T18:00:00">
            <text:p>11/18/15 06:00 PM</text:p>
          </table:table-cell>
          <table:table-cell office:value-type="float" office:value="79291">
            <text:p>79291</text:p>
          </table:table-cell>
        </table:table-row>
        <table:table-row table:style-name="ro1">
          <table:table-cell office:value-type="date" office:date-value="2015-11-18T19:00:00">
            <text:p>11/18/15 07:00 PM</text:p>
          </table:table-cell>
          <table:table-cell office:value-type="float" office:value="85222">
            <text:p>85222</text:p>
          </table:table-cell>
        </table:table-row>
        <table:table-row table:style-name="ro1">
          <table:table-cell office:value-type="date" office:date-value="2015-11-18T20:00:00">
            <text:p>11/18/15 08:00 PM</text:p>
          </table:table-cell>
          <table:table-cell office:value-type="float" office:value="91673">
            <text:p>91673</text:p>
          </table:table-cell>
        </table:table-row>
        <table:table-row table:style-name="ro1">
          <table:table-cell office:value-type="date" office:date-value="2015-11-18T21:00:00">
            <text:p>11/18/15 09:00 PM</text:p>
          </table:table-cell>
          <table:table-cell office:value-type="float" office:value="98110">
            <text:p>98110</text:p>
          </table:table-cell>
        </table:table-row>
        <table:table-row table:style-name="ro1">
          <table:table-cell office:value-type="date" office:date-value="2015-11-18T22:00:00">
            <text:p>11/18/15 10:00 PM</text:p>
          </table:table-cell>
          <table:table-cell office:value-type="float" office:value="103217">
            <text:p>103217</text:p>
          </table:table-cell>
        </table:table-row>
        <table:table-row table:style-name="ro1">
          <table:table-cell office:value-type="date" office:date-value="2015-11-18T23:00:00">
            <text:p>11/18/15 11:00 PM</text:p>
          </table:table-cell>
          <table:table-cell office:value-type="float" office:value="107192">
            <text:p>107192</text:p>
          </table:table-cell>
        </table:table-row>
        <table:table-row table:style-name="ro1">
          <table:table-cell office:value-type="date" office:date-value="2015-11-19">
            <text:p>11/19/15 12:00 AM</text:p>
          </table:table-cell>
          <table:table-cell office:value-type="float" office:value="110391">
            <text:p>110391</text:p>
          </table:table-cell>
        </table:table-row>
        <table:table-row table:style-name="ro1">
          <table:table-cell office:value-type="date" office:date-value="2015-11-19T01:00:00">
            <text:p>11/19/15 01:00 AM</text:p>
          </table:table-cell>
          <table:table-cell office:value-type="float" office:value="113052">
            <text:p>113052</text:p>
          </table:table-cell>
        </table:table-row>
        <table:table-row table:style-name="ro1">
          <table:table-cell office:value-type="date" office:date-value="2015-11-19T02:00:00">
            <text:p>11/19/15 02:00 AM</text:p>
          </table:table-cell>
          <table:table-cell office:value-type="float" office:value="115582">
            <text:p>115582</text:p>
          </table:table-cell>
        </table:table-row>
        <table:table-row table:style-name="ro1">
          <table:table-cell office:value-type="date" office:date-value="2015-11-19T03:00:00">
            <text:p>11/19/15 03:00 AM</text:p>
          </table:table-cell>
          <table:table-cell office:value-type="float" office:value="118064">
            <text:p>118064</text:p>
          </table:table-cell>
        </table:table-row>
        <table:table-row table:style-name="ro1">
          <table:table-cell office:value-type="date" office:date-value="2015-11-19T04:00:00">
            <text:p>11/19/15 04:00 AM</text:p>
          </table:table-cell>
          <table:table-cell office:value-type="float" office:value="120398">
            <text:p>120398</text:p>
          </table:table-cell>
        </table:table-row>
        <table:table-row table:style-name="ro1">
          <table:table-cell office:value-type="date" office:date-value="2015-11-19T05:00:00">
            <text:p>11/19/15 05:00 AM</text:p>
          </table:table-cell>
          <table:table-cell office:value-type="float" office:value="122326">
            <text:p>122326</text:p>
          </table:table-cell>
        </table:table-row>
        <table:table-row table:style-name="ro1">
          <table:table-cell office:value-type="date" office:date-value="2015-11-19T06:00:00">
            <text:p>11/19/15 06:00 AM</text:p>
          </table:table-cell>
          <table:table-cell office:value-type="float" office:value="123888">
            <text:p>123888</text:p>
          </table:table-cell>
        </table:table-row>
        <table:table-row table:style-name="ro1">
          <table:table-cell office:value-type="date" office:date-value="2015-11-19T07:00:00">
            <text:p>11/19/15 07:00 AM</text:p>
          </table:table-cell>
          <table:table-cell office:value-type="float" office:value="125177">
            <text:p>125177</text:p>
          </table:table-cell>
        </table:table-row>
        <table:table-row table:style-name="ro1">
          <table:table-cell office:value-type="date" office:date-value="2015-11-19T08:00:00">
            <text:p>11/19/15 08:00 AM</text:p>
          </table:table-cell>
          <table:table-cell office:value-type="float" office:value="126478">
            <text:p>126478</text:p>
          </table:table-cell>
        </table:table-row>
        <table:table-row table:style-name="ro1">
          <table:table-cell office:value-type="date" office:date-value="2015-11-19T09:00:00">
            <text:p>11/19/15 09:00 AM</text:p>
          </table:table-cell>
          <table:table-cell office:value-type="float" office:value="127607">
            <text:p>127607</text:p>
          </table:table-cell>
        </table:table-row>
        <table:table-row table:style-name="ro1">
          <table:table-cell office:value-type="date" office:date-value="2015-11-19T10:00:00">
            <text:p>11/19/15 10:00 AM</text:p>
          </table:table-cell>
          <table:table-cell office:value-type="float" office:value="128862">
            <text:p>128862</text:p>
          </table:table-cell>
        </table:table-row>
        <table:table-row table:style-name="ro1">
          <table:table-cell office:value-type="date" office:date-value="2015-11-19T11:00:00">
            <text:p>11/19/15 11:00 AM</text:p>
          </table:table-cell>
          <table:table-cell office:value-type="float" office:value="130455">
            <text:p>130455</text:p>
          </table:table-cell>
        </table:table-row>
        <table:table-row table:style-name="ro1">
          <table:table-cell office:value-type="date" office:date-value="2015-11-19T12:00:00">
            <text:p>11/19/15 12:00 PM</text:p>
          </table:table-cell>
          <table:table-cell office:value-type="float" office:value="132216">
            <text:p>132216</text:p>
          </table:table-cell>
        </table:table-row>
        <table:table-row table:style-name="ro1">
          <table:table-cell office:value-type="date" office:date-value="2015-11-19T13:00:00">
            <text:p>11/19/15 01:00 PM</text:p>
          </table:table-cell>
          <table:table-cell office:value-type="float" office:value="134399">
            <text:p>134399</text:p>
          </table:table-cell>
        </table:table-row>
        <table:table-row table:style-name="ro1">
          <table:table-cell office:value-type="date" office:date-value="2015-11-19T14:00:00">
            <text:p>11/19/15 02:00 PM</text:p>
          </table:table-cell>
          <table:table-cell office:value-type="float" office:value="136779">
            <text:p>136779</text:p>
          </table:table-cell>
        </table:table-row>
        <table:table-row table:style-name="ro1">
          <table:table-cell office:value-type="date" office:date-value="2015-11-19T15:00:00">
            <text:p>11/19/15 03:00 PM</text:p>
          </table:table-cell>
          <table:table-cell office:value-type="float" office:value="139318">
            <text:p>139318</text:p>
          </table:table-cell>
        </table:table-row>
        <table:table-row table:style-name="ro1">
          <table:table-cell office:value-type="date" office:date-value="2015-11-19T16:00:00">
            <text:p>11/19/15 04:00 PM</text:p>
          </table:table-cell>
          <table:table-cell office:value-type="float" office:value="142121">
            <text:p>142121</text:p>
          </table:table-cell>
        </table:table-row>
        <table:table-row table:style-name="ro1">
          <table:table-cell office:value-type="date" office:date-value="2015-11-19T17:00:00">
            <text:p>11/19/15 05:00 PM</text:p>
          </table:table-cell>
          <table:table-cell office:value-type="float" office:value="145009">
            <text:p>145009</text:p>
          </table:table-cell>
        </table:table-row>
        <table:table-row table:style-name="ro1">
          <table:table-cell office:value-type="date" office:date-value="2015-11-19T18:00:00">
            <text:p>11/19/15 06:00 PM</text:p>
          </table:table-cell>
          <table:table-cell office:value-type="float" office:value="148145">
            <text:p>148145</text:p>
          </table:table-cell>
        </table:table-row>
        <table:table-row table:style-name="ro1">
          <table:table-cell office:value-type="date" office:date-value="2015-11-19T19:00:00">
            <text:p>11/19/15 07:00 PM</text:p>
          </table:table-cell>
          <table:table-cell office:value-type="float" office:value="151776">
            <text:p>151776</text:p>
          </table:table-cell>
        </table:table-row>
        <table:table-row table:style-name="ro1">
          <table:table-cell office:value-type="date" office:date-value="2015-11-19T20:00:00">
            <text:p>11/19/15 08:00 PM</text:p>
          </table:table-cell>
          <table:table-cell office:value-type="float" office:value="155621">
            <text:p>155621</text:p>
          </table:table-cell>
        </table:table-row>
        <table:table-row table:style-name="ro1">
          <table:table-cell office:value-type="date" office:date-value="2015-11-19T21:00:00">
            <text:p>11/19/15 09:00 PM</text:p>
          </table:table-cell>
          <table:table-cell office:value-type="float" office:value="159321">
            <text:p>159321</text:p>
          </table:table-cell>
        </table:table-row>
        <table:table-row table:style-name="ro1">
          <table:table-cell office:value-type="date" office:date-value="2015-11-19T22:00:00">
            <text:p>11/19/15 10:00 PM</text:p>
          </table:table-cell>
          <table:table-cell office:value-type="float" office:value="162351">
            <text:p>162351</text:p>
          </table:table-cell>
        </table:table-row>
        <table:table-row table:style-name="ro1">
          <table:table-cell office:value-type="date" office:date-value="2015-11-19T23:00:00">
            <text:p>11/19/15 11:00 PM</text:p>
          </table:table-cell>
          <table:table-cell office:value-type="float" office:value="164567">
            <text:p>164567</text:p>
          </table:table-cell>
        </table:table-row>
        <table:table-row table:style-name="ro1">
          <table:table-cell office:value-type="date" office:date-value="2015-11-20">
            <text:p>11/20/15 12:00 AM</text:p>
          </table:table-cell>
          <table:table-cell office:value-type="float" office:value="166196">
            <text:p>166196</text:p>
          </table:table-cell>
        </table:table-row>
        <table:table-row table:style-name="ro1">
          <table:table-cell office:value-type="date" office:date-value="2015-11-20T01:00:00">
            <text:p>11/20/15 01:00 AM</text:p>
          </table:table-cell>
          <table:table-cell office:value-type="float" office:value="167858">
            <text:p>167858</text:p>
          </table:table-cell>
        </table:table-row>
        <table:table-row table:style-name="ro1">
          <table:table-cell office:value-type="date" office:date-value="2015-11-20T02:00:00">
            <text:p>11/20/15 02:00 AM</text:p>
          </table:table-cell>
          <table:table-cell office:value-type="float" office:value="169469">
            <text:p>169469</text:p>
          </table:table-cell>
        </table:table-row>
        <table:table-row table:style-name="ro1">
          <table:table-cell office:value-type="date" office:date-value="2015-11-20T03:00:00">
            <text:p>11/20/15 03:00 AM</text:p>
          </table:table-cell>
          <table:table-cell office:value-type="float" office:value="171042">
            <text:p>171042</text:p>
          </table:table-cell>
        </table:table-row>
        <table:table-row table:style-name="ro1">
          <table:table-cell office:value-type="date" office:date-value="2015-11-20T04:00:00">
            <text:p>11/20/15 04:00 AM</text:p>
          </table:table-cell>
          <table:table-cell office:value-type="float" office:value="172451">
            <text:p>172451</text:p>
          </table:table-cell>
        </table:table-row>
        <table:table-row table:style-name="ro1">
          <table:table-cell office:value-type="date" office:date-value="2015-11-20T05:00:00">
            <text:p>11/20/15 05:00 AM</text:p>
          </table:table-cell>
          <table:table-cell office:value-type="float" office:value="173707">
            <text:p>173707</text:p>
          </table:table-cell>
        </table:table-row>
        <table:table-row table:style-name="ro1">
          <table:table-cell office:value-type="date" office:date-value="2015-11-20T06:00:00">
            <text:p>11/20/15 06:00 AM</text:p>
          </table:table-cell>
          <table:table-cell office:value-type="float" office:value="174642">
            <text:p>174642</text:p>
          </table:table-cell>
        </table:table-row>
        <table:table-row table:style-name="ro1">
          <table:table-cell office:value-type="date" office:date-value="2015-11-20T07:00:00">
            <text:p>11/20/15 07:00 AM</text:p>
          </table:table-cell>
          <table:table-cell office:value-type="float" office:value="175519">
            <text:p>175519</text:p>
          </table:table-cell>
        </table:table-row>
        <table:table-row table:style-name="ro1">
          <table:table-cell office:value-type="date" office:date-value="2015-11-20T08:00:00">
            <text:p>11/20/15 08:00 AM</text:p>
          </table:table-cell>
          <table:table-cell office:value-type="float" office:value="176283">
            <text:p>176283</text:p>
          </table:table-cell>
        </table:table-row>
        <table:table-row table:style-name="ro1">
          <table:table-cell office:value-type="date" office:date-value="2015-11-20T09:00:00">
            <text:p>11/20/15 09:00 AM</text:p>
          </table:table-cell>
          <table:table-cell office:value-type="float" office:value="176971">
            <text:p>176971</text:p>
          </table:table-cell>
        </table:table-row>
        <table:table-row table:style-name="ro1">
          <table:table-cell office:value-type="date" office:date-value="2015-11-20T10:00:00">
            <text:p>11/20/15 10:00 AM</text:p>
          </table:table-cell>
          <table:table-cell office:value-type="float" office:value="177722">
            <text:p>177722</text:p>
          </table:table-cell>
        </table:table-row>
        <table:table-row table:style-name="ro1">
          <table:table-cell office:value-type="date" office:date-value="2015-11-20T11:00:00">
            <text:p>11/20/15 11:00 AM</text:p>
          </table:table-cell>
          <table:table-cell office:value-type="float" office:value="178592">
            <text:p>178592</text:p>
          </table:table-cell>
        </table:table-row>
        <table:table-row table:style-name="ro1">
          <table:table-cell office:value-type="date" office:date-value="2015-11-20T12:00:00">
            <text:p>11/20/15 12:00 PM</text:p>
          </table:table-cell>
          <table:table-cell office:value-type="float" office:value="179698">
            <text:p>179698</text:p>
          </table:table-cell>
        </table:table-row>
        <table:table-row table:style-name="ro1">
          <table:table-cell office:value-type="date" office:date-value="2015-11-20T13:00:00">
            <text:p>11/20/15 01:00 PM</text:p>
          </table:table-cell>
          <table:table-cell office:value-type="float" office:value="180977">
            <text:p>180977</text:p>
          </table:table-cell>
        </table:table-row>
        <table:table-row table:style-name="ro1">
          <table:table-cell office:value-type="date" office:date-value="2015-11-20T14:00:00">
            <text:p>11/20/15 02:00 PM</text:p>
          </table:table-cell>
          <table:table-cell office:value-type="float" office:value="182475">
            <text:p>182475</text:p>
          </table:table-cell>
        </table:table-row>
        <table:table-row table:style-name="ro1">
          <table:table-cell office:value-type="date" office:date-value="2015-11-20T15:00:00">
            <text:p>11/20/15 03:00 PM</text:p>
          </table:table-cell>
          <table:table-cell office:value-type="float" office:value="184273">
            <text:p>184273</text:p>
          </table:table-cell>
        </table:table-row>
        <table:table-row table:style-name="ro1">
          <table:table-cell office:value-type="date" office:date-value="2015-11-20T16:00:00">
            <text:p>11/20/15 04:00 PM</text:p>
          </table:table-cell>
          <table:table-cell office:value-type="float" office:value="186094">
            <text:p>186094</text:p>
          </table:table-cell>
        </table:table-row>
        <table:table-row table:style-name="ro1">
          <table:table-cell office:value-type="date" office:date-value="2015-11-20T17:00:00">
            <text:p>11/20/15 05:00 PM</text:p>
          </table:table-cell>
          <table:table-cell office:value-type="float" office:value="187967">
            <text:p>187967</text:p>
          </table:table-cell>
        </table:table-row>
        <table:table-row table:style-name="ro1">
          <table:table-cell office:value-type="date" office:date-value="2015-11-20T18:00:00">
            <text:p>11/20/15 06:00 PM</text:p>
          </table:table-cell>
          <table:table-cell office:value-type="float" office:value="189887">
            <text:p>189887</text:p>
          </table:table-cell>
        </table:table-row>
        <table:table-row table:style-name="ro1">
          <table:table-cell office:value-type="date" office:date-value="2015-11-20T19:00:00">
            <text:p>11/20/15 07:00 PM</text:p>
          </table:table-cell>
          <table:table-cell office:value-type="float" office:value="191870">
            <text:p>191870</text:p>
          </table:table-cell>
        </table:table-row>
        <table:table-row table:style-name="ro1">
          <table:table-cell office:value-type="date" office:date-value="2015-11-20T20:00:00">
            <text:p>11/20/15 08:00 PM</text:p>
          </table:table-cell>
          <table:table-cell office:value-type="float" office:value="194141">
            <text:p>194141</text:p>
          </table:table-cell>
        </table:table-row>
        <table:table-row table:style-name="ro1">
          <table:table-cell office:value-type="date" office:date-value="2015-11-20T21:00:00">
            <text:p>11/20/15 09:00 PM</text:p>
          </table:table-cell>
          <table:table-cell office:value-type="float" office:value="196594">
            <text:p>196594</text:p>
          </table:table-cell>
        </table:table-row>
        <table:table-row table:style-name="ro1">
          <table:table-cell office:value-type="date" office:date-value="2015-11-20T22:00:00">
            <text:p>11/20/15 10:00 PM</text:p>
          </table:table-cell>
          <table:table-cell office:value-type="float" office:value="198867">
            <text:p>198867</text:p>
          </table:table-cell>
        </table:table-row>
        <table:table-row table:style-name="ro1">
          <table:table-cell office:value-type="date" office:date-value="2015-11-20T23:00:00">
            <text:p>11/20/15 11:00 PM</text:p>
          </table:table-cell>
          <table:table-cell office:value-type="float" office:value="200764">
            <text:p>200764</text:p>
          </table:table-cell>
        </table:table-row>
        <table:table-row table:style-name="ro1">
          <table:table-cell office:value-type="date" office:date-value="2015-11-21">
            <text:p>11/21/15 12:00 AM</text:p>
          </table:table-cell>
          <table:table-cell office:value-type="float" office:value="202296">
            <text:p>202296</text:p>
          </table:table-cell>
        </table:table-row>
        <table:table-row table:style-name="ro1">
          <table:table-cell office:value-type="date" office:date-value="2015-11-21T01:00:00">
            <text:p>11/21/15 01:00 AM</text:p>
          </table:table-cell>
          <table:table-cell office:value-type="float" office:value="203560">
            <text:p>203560</text:p>
          </table:table-cell>
        </table:table-row>
        <table:table-row table:style-name="ro1">
          <table:table-cell office:value-type="date" office:date-value="2015-11-21T02:00:00">
            <text:p>11/21/15 02:00 AM</text:p>
          </table:table-cell>
          <table:table-cell office:value-type="float" office:value="204819">
            <text:p>204819</text:p>
          </table:table-cell>
        </table:table-row>
        <table:table-row table:style-name="ro1">
          <table:table-cell office:value-type="date" office:date-value="2015-11-21T03:00:00">
            <text:p>11/21/15 03:00 AM</text:p>
          </table:table-cell>
          <table:table-cell office:value-type="float" office:value="206012">
            <text:p>206012</text:p>
          </table:table-cell>
        </table:table-row>
        <table:table-row table:style-name="ro1">
          <table:table-cell office:value-type="date" office:date-value="2015-11-21T04:00:00">
            <text:p>11/21/15 04:00 AM</text:p>
          </table:table-cell>
          <table:table-cell office:value-type="float" office:value="207168">
            <text:p>207168</text:p>
          </table:table-cell>
        </table:table-row>
        <table:table-row table:style-name="ro1">
          <table:table-cell office:value-type="date" office:date-value="2015-11-21T05:00:00">
            <text:p>11/21/15 05:00 AM</text:p>
          </table:table-cell>
          <table:table-cell office:value-type="float" office:value="208266">
            <text:p>208266</text:p>
          </table:table-cell>
        </table:table-row>
        <table:table-row table:style-name="ro1">
          <table:table-cell office:value-type="date" office:date-value="2015-11-21T06:00:00">
            <text:p>11/21/15 06:00 AM</text:p>
          </table:table-cell>
          <table:table-cell office:value-type="float" office:value="209264">
            <text:p>209264</text:p>
          </table:table-cell>
        </table:table-row>
        <table:table-row table:style-name="ro1">
          <table:table-cell office:value-type="date" office:date-value="2015-11-21T07:00:00">
            <text:p>11/21/15 07:00 AM</text:p>
          </table:table-cell>
          <table:table-cell office:value-type="float" office:value="210091">
            <text:p>210091</text:p>
          </table:table-cell>
        </table:table-row>
        <table:table-row table:style-name="ro1">
          <table:table-cell office:value-type="date" office:date-value="2015-11-21T08:00:00">
            <text:p>11/21/15 08:00 AM</text:p>
          </table:table-cell>
          <table:table-cell office:value-type="float" office:value="210859">
            <text:p>210859</text:p>
          </table:table-cell>
        </table:table-row>
        <table:table-row table:style-name="ro1">
          <table:table-cell office:value-type="date" office:date-value="2015-11-21T09:00:00">
            <text:p>11/21/15 09:00 AM</text:p>
          </table:table-cell>
          <table:table-cell office:value-type="float" office:value="211570">
            <text:p>211570</text:p>
          </table:table-cell>
        </table:table-row>
        <table:table-row table:style-name="ro1">
          <table:table-cell office:value-type="date" office:date-value="2015-11-21T10:00:00">
            <text:p>11/21/15 10:00 AM</text:p>
          </table:table-cell>
          <table:table-cell office:value-type="float" office:value="212423">
            <text:p>212423</text:p>
          </table:table-cell>
        </table:table-row>
        <table:table-row table:style-name="ro1">
          <table:table-cell office:value-type="date" office:date-value="2015-11-21T11:00:00">
            <text:p>11/21/15 11:00 AM</text:p>
          </table:table-cell>
          <table:table-cell office:value-type="float" office:value="213464">
            <text:p>213464</text:p>
          </table:table-cell>
        </table:table-row>
        <table:table-row table:style-name="ro1">
          <table:table-cell office:value-type="date" office:date-value="2015-11-21T12:00:00">
            <text:p>11/21/15 12:00 PM</text:p>
          </table:table-cell>
          <table:table-cell office:value-type="float" office:value="214580">
            <text:p>214580</text:p>
          </table:table-cell>
        </table:table-row>
        <table:table-row table:style-name="ro1">
          <table:table-cell office:value-type="date" office:date-value="2015-11-21T13:00:00">
            <text:p>11/21/15 01:00 PM</text:p>
          </table:table-cell>
          <table:table-cell office:value-type="float" office:value="215980">
            <text:p>215980</text:p>
          </table:table-cell>
        </table:table-row>
        <table:table-row table:style-name="ro1">
          <table:table-cell office:value-type="date" office:date-value="2015-11-21T14:00:00">
            <text:p>11/21/15 02:00 PM</text:p>
          </table:table-cell>
          <table:table-cell office:value-type="float" office:value="217624">
            <text:p>217624</text:p>
          </table:table-cell>
        </table:table-row>
        <table:table-row table:style-name="ro1">
          <table:table-cell office:value-type="date" office:date-value="2015-11-21T15:00:00">
            <text:p>11/21/15 03:00 PM</text:p>
          </table:table-cell>
          <table:table-cell office:value-type="float" office:value="219327">
            <text:p>219327</text:p>
          </table:table-cell>
        </table:table-row>
        <table:table-row table:style-name="ro1">
          <table:table-cell office:value-type="date" office:date-value="2015-11-21T16:00:00">
            <text:p>11/21/15 04:00 PM</text:p>
          </table:table-cell>
          <table:table-cell office:value-type="float" office:value="220919">
            <text:p>220919</text:p>
          </table:table-cell>
        </table:table-row>
        <table:table-row table:style-name="ro1">
          <table:table-cell office:value-type="date" office:date-value="2015-11-21T17:00:00">
            <text:p>11/21/15 05:00 PM</text:p>
          </table:table-cell>
          <table:table-cell office:value-type="float" office:value="222431">
            <text:p>222431</text:p>
          </table:table-cell>
        </table:table-row>
        <table:table-row table:style-name="ro1">
          <table:table-cell office:value-type="date" office:date-value="2015-11-21T18:00:00">
            <text:p>11/21/15 06:00 PM</text:p>
          </table:table-cell>
          <table:table-cell office:value-type="float" office:value="223996">
            <text:p>223996</text:p>
          </table:table-cell>
        </table:table-row>
        <table:table-row table:style-name="ro1">
          <table:table-cell office:value-type="date" office:date-value="2015-11-21T19:00:00">
            <text:p>11/21/15 07:00 PM</text:p>
          </table:table-cell>
          <table:table-cell office:value-type="float" office:value="225656">
            <text:p>225656</text:p>
          </table:table-cell>
        </table:table-row>
        <table:table-row table:style-name="ro1">
          <table:table-cell office:value-type="date" office:date-value="2015-11-21T20:00:00">
            <text:p>11/21/15 08:00 PM</text:p>
          </table:table-cell>
          <table:table-cell office:value-type="float" office:value="227377">
            <text:p>227377</text:p>
          </table:table-cell>
        </table:table-row>
        <table:table-row table:style-name="ro1">
          <table:table-cell office:value-type="date" office:date-value="2015-11-21T21:00:00">
            <text:p>11/21/15 09:00 PM</text:p>
          </table:table-cell>
          <table:table-cell office:value-type="float" office:value="229157">
            <text:p>229157</text:p>
          </table:table-cell>
        </table:table-row>
        <table:table-row table:style-name="ro1">
          <table:table-cell office:value-type="date" office:date-value="2015-11-21T22:00:00">
            <text:p>11/21/15 10:00 PM</text:p>
          </table:table-cell>
          <table:table-cell office:value-type="float" office:value="230642">
            <text:p>230642</text:p>
          </table:table-cell>
        </table:table-row>
        <table:table-row table:style-name="ro1">
          <table:table-cell office:value-type="date" office:date-value="2015-11-21T23:00:00">
            <text:p>11/21/15 11:00 PM</text:p>
          </table:table-cell>
          <table:table-cell office:value-type="float" office:value="232079">
            <text:p>232079</text:p>
          </table:table-cell>
        </table:table-row>
        <table:table-row table:style-name="ro1">
          <table:table-cell office:value-type="date" office:date-value="2015-11-22">
            <text:p>11/22/15 12:00 AM</text:p>
          </table:table-cell>
          <table:table-cell office:value-type="float" office:value="233220">
            <text:p>233220</text:p>
          </table:table-cell>
        </table:table-row>
        <table:table-row table:style-name="ro1">
          <table:table-cell office:value-type="date" office:date-value="2015-11-22T01:00:00">
            <text:p>11/22/15 01:00 AM</text:p>
          </table:table-cell>
          <table:table-cell office:value-type="float" office:value="234150">
            <text:p>234150</text:p>
          </table:table-cell>
        </table:table-row>
        <table:table-row table:style-name="ro1">
          <table:table-cell office:value-type="date" office:date-value="2015-11-22T02:00:00">
            <text:p>11/22/15 02:00 AM</text:p>
          </table:table-cell>
          <table:table-cell office:value-type="float" office:value="235025">
            <text:p>235025</text:p>
          </table:table-cell>
        </table:table-row>
        <table:table-row table:style-name="ro1">
          <table:table-cell office:value-type="date" office:date-value="2015-11-22T03:00:00">
            <text:p>11/22/15 03:00 AM</text:p>
          </table:table-cell>
          <table:table-cell office:value-type="float" office:value="235900">
            <text:p>235900</text:p>
          </table:table-cell>
        </table:table-row>
        <table:table-row table:style-name="ro1">
          <table:table-cell office:value-type="date" office:date-value="2015-11-22T04:00:00">
            <text:p>11/22/15 04:00 AM</text:p>
          </table:table-cell>
          <table:table-cell office:value-type="float" office:value="236696">
            <text:p>236696</text:p>
          </table:table-cell>
        </table:table-row>
        <table:table-row table:style-name="ro1">
          <table:table-cell office:value-type="date" office:date-value="2015-11-22T05:00:00">
            <text:p>11/22/15 05:00 AM</text:p>
          </table:table-cell>
          <table:table-cell office:value-type="float" office:value="237443">
            <text:p>237443</text:p>
          </table:table-cell>
        </table:table-row>
        <table:table-row table:style-name="ro1">
          <table:table-cell office:value-type="date" office:date-value="2015-11-22T06:00:00">
            <text:p>11/22/15 06:00 AM</text:p>
          </table:table-cell>
          <table:table-cell office:value-type="float" office:value="238137">
            <text:p>238137</text:p>
          </table:table-cell>
        </table:table-row>
        <table:table-row table:style-name="ro1">
          <table:table-cell office:value-type="date" office:date-value="2015-11-22T07:00:00">
            <text:p>11/22/15 07:00 AM</text:p>
          </table:table-cell>
          <table:table-cell office:value-type="float" office:value="238753">
            <text:p>238753</text:p>
          </table:table-cell>
        </table:table-row>
        <table:table-row table:style-name="ro1">
          <table:table-cell office:value-type="date" office:date-value="2015-11-22T08:00:00">
            <text:p>11/22/15 08:00 AM</text:p>
          </table:table-cell>
          <table:table-cell office:value-type="float" office:value="239273">
            <text:p>239273</text:p>
          </table:table-cell>
        </table:table-row>
        <table:table-row table:style-name="ro1">
          <table:table-cell office:value-type="date" office:date-value="2015-11-22T09:00:00">
            <text:p>11/22/15 09:00 AM</text:p>
          </table:table-cell>
          <table:table-cell office:value-type="float" office:value="239846">
            <text:p>239846</text:p>
          </table:table-cell>
        </table:table-row>
        <table:table-row table:style-name="ro1">
          <table:table-cell office:value-type="date" office:date-value="2015-11-22T10:00:00">
            <text:p>11/22/15 10:00 AM</text:p>
          </table:table-cell>
          <table:table-cell office:value-type="float" office:value="240488">
            <text:p>240488</text:p>
          </table:table-cell>
        </table:table-row>
        <table:table-row table:style-name="ro1">
          <table:table-cell office:value-type="date" office:date-value="2015-11-22T11:00:00">
            <text:p>11/22/15 11:00 AM</text:p>
          </table:table-cell>
          <table:table-cell office:value-type="float" office:value="241314">
            <text:p>241314</text:p>
          </table:table-cell>
        </table:table-row>
        <table:table-row table:style-name="ro1">
          <table:table-cell office:value-type="date" office:date-value="2015-11-22T12:00:00">
            <text:p>11/22/15 12:00 PM</text:p>
          </table:table-cell>
          <table:table-cell office:value-type="float" office:value="242257">
            <text:p>242257</text:p>
          </table:table-cell>
        </table:table-row>
        <table:table-row table:style-name="ro1">
          <table:table-cell office:value-type="date" office:date-value="2015-11-22T13:00:00">
            <text:p>11/22/15 01:00 PM</text:p>
          </table:table-cell>
          <table:table-cell office:value-type="float" office:value="243302">
            <text:p>243302</text:p>
          </table:table-cell>
        </table:table-row>
        <table:table-row table:style-name="ro1">
          <table:table-cell office:value-type="date" office:date-value="2015-11-22T14:00:00">
            <text:p>11/22/15 02:00 PM</text:p>
          </table:table-cell>
          <table:table-cell office:value-type="float" office:value="244422">
            <text:p>244422</text:p>
          </table:table-cell>
        </table:table-row>
        <table:table-row table:style-name="ro1">
          <table:table-cell office:value-type="date" office:date-value="2015-11-22T15:00:00">
            <text:p>11/22/15 03:00 PM</text:p>
          </table:table-cell>
          <table:table-cell office:value-type="float" office:value="245591">
            <text:p>245591</text:p>
          </table:table-cell>
        </table:table-row>
        <table:table-row table:style-name="ro1">
          <table:table-cell office:value-type="date" office:date-value="2015-11-22T16:00:00">
            <text:p>11/22/15 04:00 PM</text:p>
          </table:table-cell>
          <table:table-cell office:value-type="float" office:value="246802">
            <text:p>246802</text:p>
          </table:table-cell>
        </table:table-row>
        <table:table-row table:style-name="ro1">
          <table:table-cell office:value-type="date" office:date-value="2015-11-22T17:00:00">
            <text:p>11/22/15 05:00 PM</text:p>
          </table:table-cell>
          <table:table-cell office:value-type="float" office:value="248020">
            <text:p>248020</text:p>
          </table:table-cell>
        </table:table-row>
        <table:table-row table:style-name="ro1">
          <table:table-cell office:value-type="date" office:date-value="2015-11-22T18:00:00">
            <text:p>11/22/15 06:00 PM</text:p>
          </table:table-cell>
          <table:table-cell office:value-type="float" office:value="249245">
            <text:p>249245</text:p>
          </table:table-cell>
        </table:table-row>
        <table:table-row table:style-name="ro1">
          <table:table-cell office:value-type="date" office:date-value="2015-11-22T19:00:00">
            <text:p>11/22/15 07:00 PM</text:p>
          </table:table-cell>
          <table:table-cell office:value-type="float" office:value="250617">
            <text:p>250617</text:p>
          </table:table-cell>
        </table:table-row>
        <table:table-row table:style-name="ro1">
          <table:table-cell office:value-type="date" office:date-value="2015-11-22T20:00:00">
            <text:p>11/22/15 08:00 PM</text:p>
          </table:table-cell>
          <table:table-cell office:value-type="float" office:value="252043">
            <text:p>252043</text:p>
          </table:table-cell>
        </table:table-row>
        <table:table-row table:style-name="ro1">
          <table:table-cell office:value-type="date" office:date-value="2015-11-22T21:00:00">
            <text:p>11/22/15 09:00 PM</text:p>
          </table:table-cell>
          <table:table-cell office:value-type="float" office:value="253346">
            <text:p>253346</text:p>
          </table:table-cell>
        </table:table-row>
        <table:table-row table:style-name="ro1">
          <table:table-cell office:value-type="date" office:date-value="2015-11-22T22:00:00">
            <text:p>11/22/15 10:00 PM</text:p>
          </table:table-cell>
          <table:table-cell office:value-type="float" office:value="254516">
            <text:p>254516</text:p>
          </table:table-cell>
        </table:table-row>
        <table:table-row table:style-name="ro1">
          <table:table-cell office:value-type="date" office:date-value="2015-11-22T23:00:00">
            <text:p>11/22/15 11:00 PM</text:p>
          </table:table-cell>
          <table:table-cell office:value-type="float" office:value="255396">
            <text:p>255396</text:p>
          </table:table-cell>
        </table:table-row>
        <table:table-row table:style-name="ro1">
          <table:table-cell office:value-type="date" office:date-value="2015-11-23">
            <text:p>11/23/15 12:00 AM</text:p>
          </table:table-cell>
          <table:table-cell office:value-type="float" office:value="256127">
            <text:p>256127</text:p>
          </table:table-cell>
        </table:table-row>
        <table:table-row table:style-name="ro1">
          <table:table-cell office:value-type="date" office:date-value="2015-11-23T01:00:00">
            <text:p>11/23/15 01:00 AM</text:p>
          </table:table-cell>
          <table:table-cell office:value-type="float" office:value="256751">
            <text:p>256751</text:p>
          </table:table-cell>
        </table:table-row>
        <table:table-row table:style-name="ro1">
          <table:table-cell office:value-type="date" office:date-value="2015-11-23T02:00:00">
            <text:p>11/23/15 02:00 AM</text:p>
          </table:table-cell>
          <table:table-cell office:value-type="float" office:value="257260">
            <text:p>257260</text:p>
          </table:table-cell>
        </table:table-row>
        <table:table-row table:style-name="ro1">
          <table:table-cell office:value-type="date" office:date-value="2015-11-23T03:00:00">
            <text:p>11/23/15 03:00 AM</text:p>
          </table:table-cell>
          <table:table-cell office:value-type="float" office:value="257775">
            <text:p>257775</text:p>
          </table:table-cell>
        </table:table-row>
        <table:table-row table:style-name="ro1">
          <table:table-cell office:value-type="date" office:date-value="2015-11-23T04:00:00">
            <text:p>11/23/15 04:00 AM</text:p>
          </table:table-cell>
          <table:table-cell office:value-type="float" office:value="258257">
            <text:p>258257</text:p>
          </table:table-cell>
        </table:table-row>
        <table:table-row table:style-name="ro1">
          <table:table-cell office:value-type="date" office:date-value="2015-11-23T05:00:00">
            <text:p>11/23/15 05:00 AM</text:p>
          </table:table-cell>
          <table:table-cell office:value-type="float" office:value="258692">
            <text:p>258692</text:p>
          </table:table-cell>
        </table:table-row>
        <table:table-row table:style-name="ro1">
          <table:table-cell office:value-type="date" office:date-value="2015-11-23T06:00:00">
            <text:p>11/23/15 06:00 AM</text:p>
          </table:table-cell>
          <table:table-cell office:value-type="float" office:value="259025">
            <text:p>259025</text:p>
          </table:table-cell>
        </table:table-row>
        <table:table-row table:style-name="ro1">
          <table:table-cell office:value-type="date" office:date-value="2015-11-23T07:00:00">
            <text:p>11/23/15 07:00 AM</text:p>
          </table:table-cell>
          <table:table-cell office:value-type="float" office:value="259271">
            <text:p>259271</text:p>
          </table:table-cell>
        </table:table-row>
        <table:table-row table:style-name="ro1">
          <table:table-cell office:value-type="date" office:date-value="2015-11-23T08:00:00">
            <text:p>11/23/15 08:00 AM</text:p>
          </table:table-cell>
          <table:table-cell office:value-type="float" office:value="259520">
            <text:p>259520</text:p>
          </table:table-cell>
        </table:table-row>
        <table:table-row table:style-name="ro1">
          <table:table-cell office:value-type="date" office:date-value="2015-11-23T09:00:00">
            <text:p>11/23/15 09:00 AM</text:p>
          </table:table-cell>
          <table:table-cell office:value-type="float" office:value="259747">
            <text:p>259747</text:p>
          </table:table-cell>
        </table:table-row>
        <table:table-row table:style-name="ro1">
          <table:table-cell office:value-type="date" office:date-value="2015-11-23T10:00:00">
            <text:p>11/23/15 10:00 AM</text:p>
          </table:table-cell>
          <table:table-cell office:value-type="float" office:value="260020">
            <text:p>260020</text:p>
          </table:table-cell>
        </table:table-row>
        <table:table-row table:style-name="ro1">
          <table:table-cell office:value-type="date" office:date-value="2015-11-23T11:00:00">
            <text:p>11/23/15 11:00 AM</text:p>
          </table:table-cell>
          <table:table-cell office:value-type="float" office:value="260323">
            <text:p>260323</text:p>
          </table:table-cell>
        </table:table-row>
        <table:table-row table:style-name="ro1">
          <table:table-cell office:value-type="date" office:date-value="2015-11-23T12:00:00">
            <text:p>11/23/15 12:00 PM</text:p>
          </table:table-cell>
          <table:table-cell office:value-type="float" office:value="260642">
            <text:p>260642</text:p>
          </table:table-cell>
        </table:table-row>
        <table:table-row table:style-name="ro1">
          <table:table-cell office:value-type="date" office:date-value="2015-11-23T13:00:00">
            <text:p>11/23/15 01:00 PM</text:p>
          </table:table-cell>
          <table:table-cell office:value-type="float" office:value="261073">
            <text:p>261073</text:p>
          </table:table-cell>
        </table:table-row>
        <table:table-row table:style-name="ro1">
          <table:table-cell office:value-type="date" office:date-value="2015-11-23T14:00:00">
            <text:p>11/23/15 02:00 PM</text:p>
          </table:table-cell>
          <table:table-cell office:value-type="float" office:value="261601">
            <text:p>261601</text:p>
          </table:table-cell>
        </table:table-row>
        <table:table-row table:style-name="ro1">
          <table:table-cell office:value-type="date" office:date-value="2015-11-23T15:00:00">
            <text:p>11/23/15 03:00 PM</text:p>
          </table:table-cell>
          <table:table-cell office:value-type="float" office:value="262172">
            <text:p>262172</text:p>
          </table:table-cell>
        </table:table-row>
        <table:table-row table:style-name="ro1">
          <table:table-cell office:value-type="date" office:date-value="2015-11-23T16:00:00">
            <text:p>11/23/15 04:00 PM</text:p>
          </table:table-cell>
          <table:table-cell office:value-type="float" office:value="262739">
            <text:p>262739</text:p>
          </table:table-cell>
        </table:table-row>
        <table:table-row table:style-name="ro1">
          <table:table-cell office:value-type="date" office:date-value="2015-11-23T17:00:00">
            <text:p>11/23/15 05:00 PM</text:p>
          </table:table-cell>
          <table:table-cell office:value-type="float" office:value="263384">
            <text:p>263384</text:p>
          </table:table-cell>
        </table:table-row>
        <table:table-row table:style-name="ro1">
          <table:table-cell office:value-type="date" office:date-value="2015-11-23T18:00:00">
            <text:p>11/23/15 06:00 PM</text:p>
          </table:table-cell>
          <table:table-cell office:value-type="float" office:value="264226">
            <text:p>264226</text:p>
          </table:table-cell>
        </table:table-row>
        <table:table-row table:style-name="ro1">
          <table:table-cell office:value-type="date" office:date-value="2015-11-23T19:00:00">
            <text:p>11/23/15 07:00 PM</text:p>
          </table:table-cell>
          <table:table-cell office:value-type="float" office:value="265043">
            <text:p>265043</text:p>
          </table:table-cell>
        </table:table-row>
        <table:table-row table:style-name="ro1">
          <table:table-cell office:value-type="date" office:date-value="2015-11-23T20:00:00">
            <text:p>11/23/15 08:00 PM</text:p>
          </table:table-cell>
          <table:table-cell office:value-type="float" office:value="266039">
            <text:p>266039</text:p>
          </table:table-cell>
        </table:table-row>
        <table:table-row table:style-name="ro1">
          <table:table-cell office:value-type="date" office:date-value="2015-11-23T21:00:00">
            <text:p>11/23/15 09:00 PM</text:p>
          </table:table-cell>
          <table:table-cell office:value-type="float" office:value="267084">
            <text:p>267084</text:p>
          </table:table-cell>
        </table:table-row>
        <table:table-row table:style-name="ro1">
          <table:table-cell office:value-type="date" office:date-value="2015-11-23T22:00:00">
            <text:p>11/23/15 10:00 PM</text:p>
          </table:table-cell>
          <table:table-cell office:value-type="float" office:value="267894">
            <text:p>267894</text:p>
          </table:table-cell>
        </table:table-row>
        <table:table-row table:style-name="ro1">
          <table:table-cell office:value-type="date" office:date-value="2015-11-23T23:00:00">
            <text:p>11/23/15 11:00 PM</text:p>
          </table:table-cell>
          <table:table-cell office:value-type="float" office:value="268512">
            <text:p>268512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11/25/2015</text:date>, <text:time>09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Barrett</meta:initial-creator>
    <meta:creation-date>2015-11-25T08:39:54.19</meta:creation-date>
    <dc:date>2015-11-25T09:48:05.27</dc:date>
    <dc:creator>Ben Barrett</dc:creator>
    <meta:editing-duration>PT1H8M9S</meta:editing-duration>
    <meta:editing-cycles>7</meta:editing-cycles>
    <meta:generator>OpenOffice/4.1.1$Win32 OpenOffice.org_project/411m6$Build-9775</meta:generator>
    <meta:document-statistic meta:table-count="3" meta:cell-count="298" meta:object-count="0"/>
  </office:meta>
</office:document-meta>
</file>